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AR" officeooo:paragraph-rsid="00007732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arta de <office:annotation office:name="__Annotation__20_1700979819"><dc:creator>Ismael Ponce</dc:creator><dc:date>2020-03-07T17:37:19.133000000</dc:date><loext:sender-initials>IP</loext:sender-initials><text:p text:style-name="P2"><text:span text:style-name="T1">Para desarrollar esta parte hay que leer la pagina 115 de “análisis y diseño de sistemas” 8va edicion</text:span></text:p></office:annotation>presentación<office:annotation-end office:name="__Annotation__20_1700979819"/>.</text:p>
      <text:p text:style-name="P1">2. Portada del proyecto.</text:p>
      <text:p text:style-name="P1">3. Índice de contenido.</text:p>
      <text:p text:style-name="P1">4. Resumen ejecutivo (incluyendo las recomendaciones).</text:p>
      <text:p text:style-name="P1">5. Esquema del estudio de sistemas con la documentación apropiada.</text:p>
      <text:p text:style-name="P1">6. Resultados detallados del estudio de sistemas.</text:p>
      <text:p text:style-name="P1">7. Alternativas de sistemas (tres o cuatro posibles soluciones).</text:p>
      <text:p text:style-name="P1">8. Recomendaciones de los analistas de sistemas.</text:p>
      <text:p text:style-name="P1">9. Resumen de la propuesta.</text:p>
      <text:p text:style-name="P1">10. Apéndices (documentación variada, resumen de fases, correspondencia, etcétera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3-07T17:38:25.663000000</dc:date>
    <dc:creator>Ismael Ponce</dc:creator>
    <meta:editing-duration>PT3M7S</meta:editing-duration>
    <meta:editing-cycles>2</meta:editing-cycles>
    <meta:document-statistic meta:table-count="0" meta:image-count="0" meta:object-count="0" meta:page-count="1" meta:paragraph-count="10" meta:word-count="65" meta:character-count="463" meta:non-whitespace-character-count="408"/>
  </office:meta>
</office:document-meta>
</file>